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666666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11" style:family="table-row">
      <style:table-row-properties style:min-row-height="2.302cm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" fo:font-size="12pt" style:font-size-asian="12pt" style:font-size-complex="12pt"/>
    </style:style>
    <style:style style:name="P2" style:family="paragraph" style:parent-style-name="Table_20_Contents">
      <style:text-properties style:font-name="Ubuntu" fo:font-size="12pt" officeooo:paragraph-rsid="000b6921" style:font-size-asian="12pt" style:font-size-complex="12pt"/>
    </style:style>
    <style:style style:name="P3" style:family="paragraph" style:parent-style-name="Table_20_Contents">
      <style:text-properties style:font-name="Ubuntu" fo:font-size="12pt" officeooo:rsid="000f2103" officeooo:paragraph-rsid="000f2103" style:font-size-asian="12pt" style:font-size-complex="12pt"/>
    </style:style>
    <style:style style:name="P4" style:family="paragraph" style:parent-style-name="Table_20_Contents">
      <style:text-properties style:font-name="Ubuntu" fo:font-size="12pt" officeooo:rsid="0010bb14" officeooo:paragraph-rsid="0010bb14" style:font-size-asian="12pt" style:font-size-complex="12pt"/>
    </style:style>
    <style:style style:name="P5" style:family="paragraph" style:parent-style-name="Table_20_Contents">
      <style:text-properties style:font-name="Ubuntu" fo:font-size="12pt" officeooo:rsid="00142725" officeooo:paragraph-rsid="00142725" style:font-size-asian="12pt" style:font-size-complex="12pt"/>
    </style:style>
    <style:style style:name="P6" style:family="paragraph" style:parent-style-name="Table_20_Contents">
      <style:text-properties style:font-name="Ubuntu" fo:font-size="12pt" officeooo:rsid="00143259" officeooo:paragraph-rsid="00143259" style:font-size-asian="12pt" style:font-size-complex="12pt"/>
    </style:style>
    <style:style style:name="P7" style:family="paragraph" style:parent-style-name="Table_20_Contents">
      <style:text-properties style:font-name="Ubuntu" fo:font-size="12pt" officeooo:rsid="00158f7c" officeooo:paragraph-rsid="00158f7c" style:font-size-asian="12pt" style:font-size-complex="12pt"/>
    </style:style>
    <style:style style:name="P8" style:family="paragraph" style:parent-style-name="Table_20_Contents">
      <style:text-properties style:font-name="Ubuntu" fo:font-size="12pt" officeooo:rsid="001616b0" officeooo:paragraph-rsid="001616b0" style:font-size-asian="12pt" style:font-size-complex="12pt"/>
    </style:style>
    <style:style style:name="P9" style:family="paragraph" style:parent-style-name="Table_20_Contents">
      <style:text-properties style:font-name="Ubuntu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Ubuntu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Ubuntu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Ubuntu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Ubuntu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Ubuntu" fo:font-size="12pt" fo:font-weight="bold" officeooo:rsid="001616b0" officeooo:paragraph-rsid="001616b0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Ubuntu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ffff" style:font-name="Ubuntu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officeooo:rsid="0013c907" officeooo:paragraph-rsid="001616b0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officeooo:rsid="0033c144" officeooo:paragraph-rsid="001616b0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Ubuntu" fo:font-size="18pt" fo:font-weight="bold" officeooo:rsid="0013c907" officeooo:paragraph-rsid="001616b0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1616b0"/>
    </style:style>
    <style:style style:name="P21" style:family="paragraph" style:parent-style-name="Table_20_Contents" style:list-style-name="L1">
      <style:text-properties style:font-name="Ubuntu" fo:font-size="12pt" fo:font-weight="bold" officeooo:rsid="001616b0" officeooo:paragraph-rsid="001616b0" style:font-size-asian="12pt" style:font-weight-asian="bold" style:font-size-complex="12pt" style:font-weight-complex="bold"/>
    </style:style>
    <style:style style:name="P22" style:family="paragraph" style:parent-style-name="Table_20_Contents" style:list-style-name="L1">
      <style:text-properties style:font-name="Ubuntu" fo:font-size="12pt" officeooo:rsid="001616b0" officeooo:paragraph-rsid="001616b0" style:font-size-asian="12pt" style:font-size-complex="12pt"/>
    </style:style>
    <style:style style:name="P23" style:family="paragraph" style:parent-style-name="Table_20_Contents" style:list-style-name="L2">
      <style:text-properties style:font-name="Ubuntu" fo:font-size="12pt" officeooo:rsid="001616b0" officeooo:paragraph-rsid="001616b0" style:font-size-asian="12pt" style:font-size-complex="12pt"/>
    </style:style>
    <style:style style:name="P24" style:family="paragraph" style:parent-style-name="Table_20_Contents">
      <style:text-properties style:font-name="Ubuntu" fo:font-size="12pt" officeooo:rsid="00143259" officeooo:paragraph-rsid="00143259" style:font-size-asian="12pt" style:font-size-complex="12pt"/>
    </style:style>
    <style:style style:name="P25" style:family="paragraph" style:parent-style-name="Table_20_Contents">
      <style:text-properties style:font-name="Ubuntu" fo:font-size="12pt" officeooo:rsid="00143259" officeooo:paragraph-rsid="00177f9d" style:font-size-asian="12pt" style:font-size-complex="12pt"/>
    </style:style>
    <style:style style:name="P26" style:family="paragraph" style:parent-style-name="Table_20_Contents">
      <style:text-properties officeooo:paragraph-rsid="00177f9d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142725"/>
    </style:style>
    <style:style style:name="T6" style:family="text">
      <style:text-properties style:font-name="Ubuntu" fo:font-size="12pt" officeooo:rsid="0013c907" style:font-size-asian="12pt" style:font-size-complex="12pt"/>
    </style:style>
    <style:style style:name="T7" style:family="text">
      <style:text-properties style:font-name="Ubuntu" fo:font-size="12pt" officeooo:rsid="00143259" style:font-size-asian="12pt" style:font-size-complex="12pt"/>
    </style:style>
    <style:style style:name="T8" style:family="text">
      <style:text-properties style:font-name="Ubuntu" fo:font-size="12pt" officeooo:rsid="00177f9d" style:font-size-asian="12pt" style:font-size-complex="12pt"/>
    </style:style>
    <style:style style:name="T9" style:family="text">
      <style:text-properties style:font-name="Ubuntu" fo:font-size="12pt" fo:font-weight="bold" officeooo:rsid="0013c907" style:font-size-asian="12pt" style:font-weight-asian="bold" style:font-size-complex="12pt" style:font-weight-complex="bold"/>
    </style:style>
    <style:style style:name="T10" style:family="text">
      <style:text-properties style:font-name="Ubuntu" fo:font-size="12pt" fo:font-weight="bold" officeooo:rsid="00177f9d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77f9d" style:font-weight-asian="bold" style:font-weight-complex="bold"/>
    </style:style>
    <style:style style:name="T13" style:family="text">
      <style:text-properties officeooo:rsid="0013f789"/>
    </style:style>
    <style:style style:name="T14" style:family="text">
      <style:text-properties officeooo:rsid="00177f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047884096512">
          <table:table-cell table:style-name="Tabela1.A1" table:number-columns-spanned="2" office:value-type="string">
            <text:p text:style-name="P2"><text:span text:style-name="T1">Nome do caso de uso:</text:span><text:span text:style-name="T2"> </text:span><text:span text:style-name="T3">UC - </text:span><text:span text:style-name="T4">00</text:span><text:span text:style-name="T5">2</text:span></text:p>
          </table:table-cell>
          <table:covered-table-cell/>
        </table:table-row>
        <table:table-row table:style-name="TableLine94047884219088">
          <table:table-cell table:style-name="Tabela1.A8" office:value-type="string">
            <text:p text:style-name="P9">Ator principal</text:p>
          </table:table-cell>
          <table:table-cell table:style-name="Tabela1.B8" office:value-type="string">
            <text:p text:style-name="P5">Estoque</text:p>
          </table:table-cell>
        </table:table-row>
        <table:table-row table:style-name="TableLine94047884279600">
          <table:table-cell table:style-name="Tabela1.A8" office:value-type="string">
            <text:p text:style-name="P9">Ator secundário</text:p>
          </table:table-cell>
          <table:table-cell table:style-name="Tabela1.B8" office:value-type="string">
            <text:p text:style-name="P1"/>
          </table:table-cell>
        </table:table-row>
        <table:table-row table:style-name="TableLine94047884280240">
          <table:table-cell table:style-name="Tabela1.A8" office:value-type="string">
            <text:p text:style-name="P15">Descrição</text:p>
          </table:table-cell>
          <table:table-cell table:style-name="Tabela1.B8" office:value-type="string">
            <text:p text:style-name="P6"/>
            <text:p text:style-name="P8">Cadastrar movimentação, permitir o cadastro de movimentações como entrada e saída de mercadorias.</text:p>
            <text:p text:style-name="P6"/>
          </table:table-cell>
        </table:table-row>
        <table:table-row table:style-name="TableLine94047884281040">
          <table:table-cell table:style-name="Tabela1.A8" office:value-type="string">
            <text:p text:style-name="P10">Pré-condição</text:p>
          </table:table-cell>
          <table:table-cell table:style-name="Tabela1.B8" office:value-type="string">
            <text:p text:style-name="P6">Item de estoque cadastrado e selecionado.</text:p>
          </table:table-cell>
        </table:table-row>
        <table:table-row table:style-name="Tabela1.6">
          <table:table-cell table:style-name="Tabela1.A8" office:value-type="string">
            <text:p text:style-name="P10">Pós-condição</text:p>
          </table:table-cell>
          <table:table-cell table:style-name="Tabela1.B8" office:value-type="string">
            <text:p text:style-name="P8"/>
            <text:p text:style-name="P8">Exibir os resultados das movimentações na pesquisa.</text:p>
            <text:p text:style-name="P8"/>
          </table:table-cell>
        </table:table-row>
        <table:table-row table:style-name="Tabela1.7">
          <table:table-cell table:style-name="Tabela1.A7" office:value-type="string">
            <text:p text:style-name="P11">Entradas</text:p>
          </table:table-cell>
          <table:table-cell table:style-name="Tabela1.B7" office:value-type="string">
            <text:p text:style-name="P6"><text:span text:style-name="T11"/></text:p>
            <text:p text:style-name="P6"><text:span text:style-name="T11">TEXTO</text:span> – Data </text:p>
            <text:p text:style-name="P6"><text:span text:style-name="T11">TEXTO</text:span> – Entrada </text:p>
            <text:p text:style-name="P6"><text:span text:style-name="T11">TEXTO</text:span> – Saída </text:p>
            <text:p text:style-name="P6"><text:bookmark-start text:name="__DdeLink__201_3597464610"/><text:span text:style-name="T11">TEXTO</text:span> – Histórico<text:bookmark-end text:name="__DdeLink__201_3597464610"/> </text:p>
            <text:p text:style-name="P26"><text:span text:style-name="T10">TEXTO</text:span><text:span text:style-name="T7"> – </text:span><text:span text:style-name="T8">Valor R$</text:span></text:p>
            <text:p text:style-name="P25"/>
          </table:table-cell>
        </table:table-row>
        <table:table-row table:style-name="TableLine94047884284464">
          <table:table-cell table:style-name="Tabela1.A8" office:value-type="string">
            <text:p text:style-name="P12">Prioridade</text:p>
          </table:table-cell>
          <table:table-cell table:style-name="Tabela1.B8" office:value-type="string">
            <text:p text:style-name="P3">Essencial/Opcional</text:p>
          </table:table-cell>
        </table:table-row>
        <table:table-row table:style-name="TableLine94047884285152">
          <table:table-cell table:style-name="Tabela1.A9" table:number-columns-spanned="2" office:value-type="string">
            <text:p text:style-name="P16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13">Fluxo principal</text:p>
          </table:table-cell>
          <table:table-cell table:style-name="Tabela1.B7" office:value-type="string">
            <text:p text:style-name="P8"/>
            <text:list xml:id="list1853622265" text:style-name="L1">
              <text:list-item>
                <text:p text:style-name="P21">Dados mínimos:</text:p>
              </text:list-item>
              <text:list-item>
                <text:p text:style-name="P22">Entrada</text:p>
              </text:list-item>
              <text:list-item>
                <text:p text:style-name="P22">Saida</text:p>
              </text:list-item>
            </text:list>
            <text:p text:style-name="P8"/>
            <text:list xml:id="list2370894791" text:style-name="L2">
              <text:list-item>
                <text:p text:style-name="P23">Preencher dados mínimos</text:p>
              </text:list-item>
              <text:list-item>
                <text:p text:style-name="P23">Clicar em salvar</text:p>
              </text:list-item>
            </text:list>
            <text:p text:style-name="P8"/>
          </table:table-cell>
        </table:table-row>
        <table:table-row table:style-name="Tabela1.11">
          <table:table-cell table:style-name="Tabela1.A7" office:value-type="string">
            <text:p text:style-name="P13">Fluxo secundário</text:p>
          </table:table-cell>
          <table:table-cell table:style-name="Tabela1.B7" office:value-type="string">
            <text:p text:style-name="P7">Validar dados do fluxo principal.</text:p>
          </table:table-cell>
        </table:table-row>
        <table:table-row table:style-name="Tabela1.11">
          <table:table-cell table:style-name="Tabela1.A7" office:value-type="string">
            <text:p text:style-name="P14">Regras</text:p>
          </table:table-cell>
          <table:table-cell table:style-name="Tabela1.B7" office:value-type="string">
            <text:p text:style-name="P7"/>
          </table:table-cell>
        </table:table-row>
        <table:table-row table:style-name="TableLine94047884288800">
          <table:table-cell table:style-name="Tabela1.A13" office:value-type="string">
            <text:p text:style-name="P13">Versão</text:p>
          </table:table-cell>
          <table:table-cell table:style-name="Tabela1.B13" office:value-type="string">
            <text:p text:style-name="P4">1.0</text:p>
          </table:table-cell>
        </table:table-row>
      </table:table>
      <text:p text:style-name="P19"/>
      <text:p text:style-name="P19"/>
      <text:p text:style-name="P19">O que significam os campos</text:p>
      <text:p text:style-name="P17"/>
      <text:p text:style-name="P17"><text:span text:style-name="T11">Ator principal – </text:span>Pessoa que usará o sistema, exemplo(estoquista, balconista, vendedor)</text:p>
      <text:p text:style-name="P17"/>
      <text:p text:style-name="P17"><text:soft-page-break/><text:span text:style-name="T11">Ator secundário – </text:span>Pessoa ou outro sistema que usará o caso de uso(vendedor/banco)</text:p>
      <text:p text:style-name="P17"/>
      <text:p text:style-name="P17"><text:span text:style-name="T11">Descrição – </text:span>Descrição da funcionalidade</text:p>
      <text:p text:style-name="P17"/>
      <text:p text:style-name="P17"><text:span text:style-name="T11">Pré-condição – </text:span>Deve acontecer antes de executar uma ação, exemplo(estar logado)</text:p>
      <text:p text:style-name="P17"/>
      <text:p text:style-name="P20"><text:span text:style-name="T9">Pós-condição – </text:span><text:span text:style-name="T6">Deve acontecer após executar uma ação, exemplo(emitir comprovante)</text:span></text:p>
      <text:p text:style-name="P17"/>
      <text:p text:style-name="P20"><text:span text:style-name="T9">Entradas – </text:span><text:span text:style-name="T6">Campos que serão usados, exemplo(nome, telefone, endereço, etc)</text:span></text:p>
      <text:p text:style-name="P17"/>
      <text:p text:style-name="P17"><text:span text:style-name="T11">Prioridade – </text:span>Essencial ou opcional.</text:p>
      <text:p text:style-name="P17"/>
      <text:p text:style-name="P17"><text:span text:style-name="T11">Fluxo principal – </text:span><text:span text:style-name="T13">Passos que devem acontecer para que tudo dê certo.</text:span></text:p>
      <text:p text:style-name="P17"/>
      <text:p text:style-name="P17"><text:span text:style-name="T11">Fluxo secundário – </text:span><text:span text:style-name="T13">Passos que devem acontecer caso algo dê errado.</text:span></text:p>
      <text:p text:style-name="P17"/>
      <text:p text:style-name="P18"><text:span text:style-name="T11">Regras –</text:span> Regras de funcionamento exemplo (Não permitir dois ID duplicados) </text:p>
      <text:p text:style-name="P17"/>
      <text:p text:style-name="P17"><text:span text:style-name="T11">Versão – </text:span><text:span text:style-name="T13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4:21:39.391726297</meta:creation-date>
    <dc:date>2021-11-30T14:28:04.947644433</dc:date>
    <meta:editing-duration>PT28M31S</meta:editing-duration>
    <meta:editing-cycles>17</meta:editing-cycles>
    <meta:generator>LibreOffice/6.4.7.2$Linux_X86_64 LibreOffice_project/40$Build-2</meta:generator>
    <meta:document-statistic meta:table-count="1" meta:image-count="0" meta:object-count="0" meta:page-count="2" meta:paragraph-count="42" meta:word-count="184" meta:character-count="1310" meta:non-whitespace-character-count="1152"/>
  </office:meta>
</office:document-meta>
</file>